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ainSuccess" style:family="table">
      <style:table-properties style:width="17cm" table:align="margins"/>
    </style:style>
    <style:style style:name="MainSuccess.A" style:family="table-column">
      <style:table-column-properties style:column-width="8.5cm" style:rel-column-width="32767*"/>
    </style:style>
    <style:style style:name="MainSuccess.B" style:family="table-column">
      <style:table-column-properties style:column-width="8.5cm" style:rel-column-width="32768*"/>
    </style:style>
    <style:style style:name="MainSuccess.A1" style:family="table-cell">
      <style:table-cell-properties fo:padding="0.097cm" fo:border-left="0.05pt solid #000000" fo:border-right="none" fo:border-top="0.05pt solid #000000" fo:border-bottom="0.05pt solid #000000"/>
    </style:style>
    <style:style style:name="MainSuccess.B1" style:family="table-cell">
      <style:table-cell-properties fo:padding="0.097cm" fo:border="0.05pt solid #000000"/>
    </style:style>
    <style:style style:name="MainSuccess.A2" style:family="table-cell">
      <style:table-cell-properties fo:padding="0.097cm" fo:border-left="0.05pt solid #000000" fo:border-right="none" fo:border-top="none" fo:border-bottom="0.05pt solid #000000"/>
    </style:style>
    <style:style style:name="MainSuccess.B2" style:family="table-cell">
      <style:table-cell-properties fo:padding="0.097cm" fo:border-left="0.05pt solid #000000" fo:border-right="0.05pt solid #000000" fo:border-top="none" fo:border-bottom="0.05pt solid #000000"/>
    </style:style>
    <style:style style:name="MainSuccess.8" style:family="table-row">
      <style:table-row-properties style:min-row-height="0.259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officeooo:rsid="00165bbe" officeooo:paragraph-rsid="000efc01"/>
    </style:style>
    <style:style style:name="P2" style:family="paragraph" style:parent-style-name="Table_20_Contents">
      <style:paragraph-properties fo:text-align="start" style:justify-single-word="false"/>
      <style:text-properties style:font-name="Liberation Sans" officeooo:paragraph-rsid="000efc01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8396d" officeooo:paragraph-rsid="000efc01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officeooo:rsid="0018396d" officeooo:paragraph-rsid="0029116e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aa659" officeooo:paragraph-rsid="000efc01"/>
    </style:style>
    <style:style style:name="P6" style:family="paragraph" style:parent-style-name="Table_20_Contents">
      <style:paragraph-properties fo:text-align="start" style:justify-single-word="false"/>
      <style:text-properties style:font-name="Liberation Sans" officeooo:rsid="001aa659" officeooo:paragraph-rsid="0029116e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officeooo:rsid="0018a099" officeooo:paragraph-rsid="0014668a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officeooo:rsid="001a150f" officeooo:paragraph-rsid="000efc01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a150f" officeooo:paragraph-rsid="0018693e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f3517" officeooo:paragraph-rsid="000efc01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f3517" officeooo:paragraph-rsid="001ec96f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officeooo:rsid="00250f91" officeooo:paragraph-rsid="0022f9b6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officeooo:rsid="0014a881" officeooo:paragraph-rsid="0014a881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officeooo:rsid="00169f5d" officeooo:paragraph-rsid="00169f5d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8693e" officeooo:paragraph-rsid="0018693e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officeooo:rsid="0018f89b" officeooo:paragraph-rsid="0018f89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ab18c" officeooo:paragraph-rsid="001ab18c"/>
    </style:style>
    <style:style style:name="P18" style:family="paragraph" style:parent-style-name="Standard">
      <style:text-properties style:font-name="Liberation Sans" officeooo:paragraph-rsid="000efc01"/>
    </style:style>
    <style:style style:name="P19" style:family="paragraph" style:parent-style-name="Standard">
      <style:text-properties style:font-name="Liberation Sans" officeooo:rsid="00136e24" officeooo:paragraph-rsid="000efc01"/>
    </style:style>
    <style:style style:name="P20" style:family="paragraph" style:parent-style-name="Standard">
      <style:text-properties style:font-name="Liberation Sans" fo:font-style="italic" officeooo:rsid="00136e24" officeooo:paragraph-rsid="000efc01" style:font-style-asian="italic" style:font-style-complex="italic"/>
    </style:style>
    <style:style style:name="P21" style:family="paragraph" style:parent-style-name="Standard">
      <style:text-properties style:font-name="Liberation Sans" fo:font-style="italic" officeooo:rsid="00136e24" officeooo:paragraph-rsid="0024c554" style:font-style-asian="italic" style:font-style-complex="italic"/>
    </style:style>
    <style:style style:name="P22" style:family="paragraph" style:parent-style-name="Standard">
      <style:text-properties style:font-name="Liberation Sans" fo:font-style="italic" officeooo:paragraph-rsid="000efc01" style:font-style-asian="italic" style:font-style-complex="italic"/>
    </style:style>
    <style:style style:name="P23" style:family="paragraph" style:parent-style-name="Standard">
      <style:text-properties style:font-name="Liberation Sans" fo:font-style="normal" officeooo:rsid="00136e24" officeooo:paragraph-rsid="000efc01" style:font-style-asian="normal" style:font-style-complex="normal"/>
    </style:style>
    <style:style style:name="P24" style:family="paragraph" style:parent-style-name="Text_20_body">
      <style:text-properties style:font-name="Liberation Sans" fo:font-style="normal" officeooo:rsid="001f3517" officeooo:paragraph-rsid="000efc01" style:font-style-asian="normal" style:font-style-complex="normal"/>
    </style:style>
    <style:style style:name="P25" style:family="paragraph" style:parent-style-name="Text_20_body">
      <style:text-properties style:font-name="Liberation Sans" fo:font-style="normal" officeooo:paragraph-rsid="000efc01" style:font-style-asian="normal" style:font-style-complex="normal"/>
    </style:style>
    <style:style style:name="P26" style:family="paragraph" style:parent-style-name="Table_20_Heading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4d12c" officeooo:paragraph-rsid="000efc01"/>
    </style:style>
    <style:style style:name="P27" style:family="paragraph" style:parent-style-name="Heading">
      <style:text-properties style:font-name="Liberation Sans" fo:font-style="italic" officeooo:paragraph-rsid="000efc01" style:font-style-asian="italic" style:font-style-complex="italic"/>
    </style:style>
    <style:style style:name="P28" style:family="paragraph" style:parent-style-name="Standard">
      <style:text-properties style:font-name="Liberation Sans" fo:font-style="normal" officeooo:rsid="00136e24" officeooo:paragraph-rsid="000efc01" style:font-style-asian="normal" style:font-style-complex="normal"/>
    </style:style>
    <style:style style:name="P29" style:family="paragraph" style:parent-style-name="Text_20_body">
      <style:text-properties style:font-name="Liberation Sans" fo:font-style="normal" officeooo:rsid="00250f91" officeooo:paragraph-rsid="000efc01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f3517" style:font-style-asian="normal" style:font-style-complex="normal"/>
    </style:style>
    <style:style style:name="T3" style:family="text">
      <style:text-properties fo:font-style="normal" officeooo:rsid="00136e24" style:font-style-asian="normal" style:font-style-complex="normal"/>
    </style:style>
    <style:style style:name="T4" style:family="text">
      <style:text-properties fo:font-style="normal" officeooo:rsid="00106c49" style:font-style-asian="normal" style:font-style-complex="normal"/>
    </style:style>
    <style:style style:name="T5" style:family="text">
      <style:text-properties fo:font-style="normal" officeooo:rsid="0018693e" style:font-style-asian="normal" style:font-style-complex="normal"/>
    </style:style>
    <style:style style:name="T6" style:family="text">
      <style:text-properties fo:font-style="normal" officeooo:rsid="001ec96f" style:font-style-asian="normal" style:font-style-complex="normal"/>
    </style:style>
    <style:style style:name="T7" style:family="text">
      <style:text-properties fo:font-style="normal" officeooo:rsid="0023cb69" style:font-style-asian="normal" style:font-style-complex="normal"/>
    </style:style>
    <style:style style:name="T8" style:family="text">
      <style:text-properties fo:font-style="normal" officeooo:rsid="0024c554" style:font-style-asian="normal" style:font-style-complex="normal"/>
    </style:style>
    <style:style style:name="T9" style:family="text">
      <style:text-properties officeooo:rsid="00158376"/>
    </style:style>
    <style:style style:name="T10" style:family="text">
      <style:text-properties officeooo:rsid="0018396d"/>
    </style:style>
    <style:style style:name="T11" style:family="text">
      <style:text-properties officeooo:rsid="001ba4a8"/>
    </style:style>
    <style:style style:name="T12" style:family="text">
      <style:text-properties officeooo:rsid="00217a09"/>
    </style:style>
    <style:style style:name="T13" style:family="text">
      <style:text-properties officeooo:rsid="00250f91"/>
    </style:style>
    <style:style style:name="T14" style:family="text">
      <style:text-properties officeooo:rsid="0023a2e8"/>
    </style:style>
    <style:style style:name="T15" style:family="text">
      <style:text-properties fo:font-style="italic" officeooo:rsid="00136e24" style:font-style-asian="italic" style:font-style-complex="italic"/>
    </style:style>
    <style:style style:name="T16" style:family="text">
      <style:text-properties fo:font-size="12pt"/>
    </style:style>
    <style:style style:name="T17" style:family="text">
      <style:text-properties fo:font-size="12pt" officeooo:rsid="0018693e"/>
    </style:style>
    <style:style style:name="T18" style:family="text">
      <style:text-properties officeooo:rsid="0012e1da"/>
    </style:style>
    <style:style style:name="T19" style:family="text">
      <style:text-properties officeooo:rsid="0014668a"/>
    </style:style>
    <style:style style:name="T20" style:family="text">
      <style:text-properties officeooo:rsid="0018693e"/>
    </style:style>
    <style:style style:name="T21" style:family="text">
      <style:text-properties officeooo:rsid="001c7cdf"/>
    </style:style>
    <style:style style:name="T22" style:family="text">
      <style:text-properties officeooo:rsid="001d8e6f"/>
    </style:style>
    <style:style style:name="T23" style:family="text">
      <style:text-properties officeooo:rsid="001ec96f"/>
    </style:style>
    <style:style style:name="T24" style:family="text">
      <style:text-properties officeooo:rsid="0021939c"/>
    </style:style>
    <style:style style:name="T25" style:family="text">
      <style:text-properties officeooo:rsid="0025a4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se Case Body</text:p>
      <text:p text:style-name="P20">Title<text:span text:style-name="T1">: Standard Customer </text:span><text:span text:style-name="T4">upgrading membership to Premium Membership</text:span></text:p>
      <text:p text:style-name="P20"/>
      <text:p text:style-name="P21">Summary<text:span text:style-name="T1">: This use case allows </text:span><text:span text:style-name="T8">a s</text:span><text:span text:style-name="T1">tandard UniFilm customer </text:span><text:span text:style-name="T7">to</text:span><text:span text:style-name="T1"> </text:span><text:span text:style-name="T7">upgrade membership </text:span><text:span text:style-name="T8">to premium</text:span><text:span text:style-name="T1">.</text:span></text:p>
      <text:p text:style-name="P20"/>
      <text:p text:style-name="P18"><text:span text:style-name="T15">Actors</text:span><text:span text:style-name="T3">: UniFilms Customer (primary), UniFilms Authentication System (secondary), </text:span><text:span text:style-name="T5">C</text:span><text:span text:style-name="T16">ard Authorisation System (secondary)</text:span></text:p>
      <text:p text:style-name="P23"/>
      <text:p text:style-name="P20"/>
      <text:p text:style-name="P27">Main Success Scenario</text:p>
      <text:p text:style-name="P23"/>
      <table:table table:name="MainSuccess" table:style-name="MainSuccess">
        <table:table-column table:style-name="MainSuccess.A"/>
        <table:table-column table:style-name="MainSuccess.B"/>
        <table:table-header-rows>
          <table:table-row>
            <table:table-cell table:style-name="MainSuccess.A1" office:value-type="string">
              <text:p text:style-name="P26">Actions of <text:span text:style-name="T9">a</text:span>ctors</text:p>
            </table:table-cell>
            <table:table-cell table:style-name="MainSuccess.B1" office:value-type="string">
              <text:p text:style-name="P26">Actions of <text:span text:style-name="T9">s</text:span>ystem</text:p>
            </table:table-cell>
          </table:table-row>
        </table:table-header-rows>
        <table:table-row>
          <table:table-cell table:style-name="MainSuccess.A2" office:value-type="string">
            <text:p text:style-name="P1">1. Customer navigates to web page </text:p>
          </table:table-cell>
          <table:table-cell table:style-name="MainSuccess.B2" office:value-type="string">
            <text:p text:style-name="P2"/>
          </table:table-cell>
        </table:table-row>
        <table:table-row>
          <table:table-cell table:style-name="MainSuccess.A2" office:value-type="string">
            <text:p text:style-name="P3">2. Customer <text:span text:style-name="T18">selects to upgrade membership</text:span></text:p>
          </table:table-cell>
          <table:table-cell table:style-name="MainSuccess.B2" office:value-type="string">
            <text:p text:style-name="P4"><text:span text:style-name="T18">3</text:span>. System requests login <text:span text:style-name="T2">details</text:span></text:p>
          </table:table-cell>
        </table:table-row>
        <table:table-row>
          <table:table-cell table:style-name="MainSuccess.A2" office:value-type="string">
            <text:p text:style-name="P4"><text:span text:style-name="T21">4</text:span>. Customer enters login <text:span text:style-name="T2">details</text:span></text:p>
          </table:table-cell>
          <table:table-cell table:style-name="MainSuccess.B2" office:value-type="string">
            <text:p text:style-name="P4"><text:span text:style-name="T18">5</text:span>. System requests authentication from UniFilms <text:span text:style-name="T3">Authentication System</text:span> </text:p>
          </table:table-cell>
        </table:table-row>
        <table:table-row>
          <table:table-cell table:style-name="MainSuccess.A2" office:value-type="string">
            <text:p text:style-name="P6"><text:span text:style-name="T18">6</text:span>. UniFilm's <text:span text:style-name="T3">Authentication System</text:span><text:span text:style-name="T10"> </text:span>confirms login <text:span text:style-name="T2">details</text:span> and membership</text:p>
          </table:table-cell>
          <table:table-cell table:style-name="MainSuccess.B2" office:value-type="string">
            <text:p text:style-name="P7"><text:span text:style-name="T19">7</text:span>. System confirms Customer <text:span text:style-name="T11">has </text:span>membership, <text:span text:style-name="T19">and checks if can upgrade</text:span></text:p>
          </table:table-cell>
        </table:table-row>
        <table:table-row>
          <table:table-cell table:style-name="MainSuccess.A2" office:value-type="string">
            <text:p text:style-name="P5"/>
          </table:table-cell>
          <table:table-cell table:style-name="MainSuccess.B2" office:value-type="string">
            <text:p text:style-name="P13">8. System displays price(s) of upgrade, and requests payment details</text:p>
          </table:table-cell>
        </table:table-row>
        <table:table-row>
          <table:table-cell table:style-name="MainSuccess.A2" office:value-type="string">
            <text:p text:style-name="P14">9. Customer enters payment details</text:p>
          </table:table-cell>
          <table:table-cell table:style-name="MainSuccess.B2" office:value-type="string">
            <text:p text:style-name="P9"><text:span text:style-name="T20">10. </text:span>System requests authorisation from <text:span text:style-name="T5">C</text:span><text:span text:style-name="T16">ard Authorisation System</text:span></text:p>
          </table:table-cell>
        </table:table-row>
        <table:table-row table:style-name="MainSuccess.8">
          <table:table-cell table:style-name="MainSuccess.A2" office:value-type="string">
            <text:p text:style-name="P15">11. <text:s/><text:span text:style-name="T1">C</text:span><text:span text:style-name="T16">ard Authorisation System confirms payment</text:span></text:p>
          </table:table-cell>
          <table:table-cell table:style-name="MainSuccess.B2" office:value-type="string">
            <text:p text:style-name="P16">12. System informs Customer of payment has been successful</text:p>
          </table:table-cell>
        </table:table-row>
        <table:table-row table:style-name="MainSuccess.8">
          <table:table-cell table:style-name="MainSuccess.A2" office:value-type="string">
            <text:p text:style-name="P8"/>
          </table:table-cell>
          <table:table-cell table:style-name="MainSuccess.B2" office:value-type="string">
            <text:p text:style-name="P17">13. System creates record of upgrade, <text:span text:style-name="T25">and updates member's status</text:span></text:p>
          </table:table-cell>
        </table:table-row>
      </table:table>
      <text:p text:style-name="P23"/>
      <text:p text:style-name="P27">Alternative Scenarios</text:p>
      <text:p text:style-name="P24">A1 : User name or password is incorrect</text:p>
      <text:p text:style-name="P24">The A1 scenario starts a point <text:span text:style-name="T21">5</text:span> of the main success scenario</text:p>
      <text:p text:style-name="P24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6">Actions of <text:span text:style-name="T9">a</text:span>ctors</text:p>
            </table:table-cell>
            <table:table-cell table:style-name="Table1.B1" office:value-type="string">
              <text:p text:style-name="P26">Actions of <text:span text:style-name="T9">s</text:span>ystem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T21">6</text:span>. UniFilms <text:span text:style-name="T3">Authentication System </text:span><text:span text:style-name="T1">rejects login details</text:span></text:p>
          </table:table-cell>
          <table:table-cell table:style-name="Table1.B2" office:value-type="string">
            <text:p text:style-name="P10"><text:span text:style-name="T21">7</text:span>. Go to M.<text:span text:style-name="T21">4</text:span></text:p>
          </table:table-cell>
        </table:table-row>
      </table:table>
      <text:p text:style-name="P18"/>
      <text:p text:style-name="P24">A<text:span text:style-name="T12">2</text:span> : <text:span text:style-name="T22">Payment information is incorrect</text:span></text:p>
      <text:p text:style-name="P24">The A<text:span text:style-name="T12">2</text:span> scenario starts a point <text:span text:style-name="T12">10</text:span> of the main success scenario</text:p>
      <text:p text:style-name="P24"/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26">Actions of <text:span text:style-name="T9">a</text:span>ctors</text:p>
            </table:table-cell>
            <table:table-cell table:style-name="Table2.B1" office:value-type="string">
              <text:p text:style-name="P26">Actions of <text:span text:style-name="T9">s</text:span>ystem</text:p>
            </table:table-cell>
          </table:table-row>
        </table:table-header-rows>
        <table:table-row>
          <table:table-cell table:style-name="Table2.A2" office:value-type="string">
            <text:p text:style-name="P11"><text:span text:style-name="T23">11</text:span>. <text:span text:style-name="T5">C</text:span><text:span text:style-name="T17">ard Authorisation System</text:span><text:span text:style-name="T3"> </text:span><text:span text:style-name="T1">rejects </text:span><text:span text:style-name="T6">payment information</text:span></text:p>
          </table:table-cell>
          <table:table-cell table:style-name="Table2.B2" office:value-type="string">
            <text:p text:style-name="P11"><text:span text:style-name="T12">12</text:span>. Go to M.<text:span text:style-name="T12">9</text:span></text:p>
          </table:table-cell>
        </table:table-row>
      </table:table>
      <text:p text:style-name="P24"/>
      <text:p text:style-name="P27"><text:span text:style-name="T14">Error</text:span> Scenarios</text:p>
      <text:p text:style-name="P25"/>
      <text:p text:style-name="P29">E1 : The customer is already a premium member</text:p>
      <text:p text:style-name="P24">The <text:span text:style-name="T13">E</text:span>1 scenario starts a point <text:span text:style-name="T24">7</text:span> of the main success scenario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6">Actions of <text:span text:style-name="T9">a</text:span>ctors</text:p>
            </table:table-cell>
            <table:table-cell table:style-name="Table4.B1" office:value-type="string">
              <text:p text:style-name="P26">Actions of <text:span text:style-name="T9">s</text:span>ystem</text:p>
            </table:table-cell>
          </table:table-row>
        </table:table-header-rows>
        <table:table-row>
          <table:table-cell table:style-name="Table4.A2" office:value-type="string">
            <text:p text:style-name="P10"/>
          </table:table-cell>
          <table:table-cell table:style-name="Table4.B2" office:value-type="string">
            <text:p text:style-name="P12"><text:span text:style-name="T24">8</text:span>. System <text:span text:style-name="T24">informs the Customer they are already a Premium member; Use Case fails. 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4:17:34.733295417</meta:creation-date>
    <dc:date>2014-09-16T15:27:06.015505114</dc:date>
    <meta:editing-duration>PT15M20S</meta:editing-duration>
    <meta:editing-cycles>21</meta:editing-cycles>
    <meta:generator>LibreOffice/4.3.1.2$Linux_X86_64 LibreOffice_project/430m0$Build-2</meta:generator>
    <dc:creator>David Barnett</dc:creator>
    <meta:document-statistic meta:table-count="4" meta:image-count="0" meta:object-count="0" meta:page-count="2" meta:paragraph-count="39" meta:word-count="261" meta:character-count="1692" meta:non-whitespace-character-count="1466"/>
  </office:meta>
</office:document-meta>
</file>